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12a22" officeooo:paragraph-rsid="001a4a4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377d" officeooo:paragraph-rsid="001a4a4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e62a0" officeooo:paragraph-rsid="001a4a46" style:font-size-asian="13.1000003814697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officeooo:rsid="000e62a0" officeooo:paragraph-rsid="001a4a46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e62a0" officeooo:paragraph-rsid="001a4a46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a4a46" officeooo:paragraph-rsid="001a4a4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officeooo:paragraph-rsid="001a4a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a46"/>
    </style:style>
    <style:style style:name="T3" style:family="text">
      <style:text-properties fo:font-size="12pt" officeooo:rsid="001a4a46" style:font-size-asian="10.5pt" style:font-size-complex="12pt"/>
    </style:style>
    <style:style style:name="T4" style:family="text">
      <style:text-properties fo:font-size="12pt" officeooo:rsid="0010377d" style:font-size-asian="10.5pt" style:font-size-complex="12pt"/>
    </style:style>
    <style:style style:name="T5" style:family="text">
      <style:text-properties fo:font-variant="normal" fo:text-transform="none" fo:color="#303030" style:font-name="monospace" fo:font-size="9.75pt" fo:letter-spacing="normal" fo:font-style="normal" fo:font-weight="normal" fo:background-color="#fffffc" loext:char-shading-value="0" loext:padding-left="0.052in" loext:padding-right="0.052in" loext:padding-top="0.0209in" loext:padding-bottom="0.0209in" loext:border="0.06pt solid #eeeeee"/>
    </style:style>
    <style:style style:name="T6" style:family="text">
      <style:text-properties fo:font-variant="normal" fo:text-transform="none" fo:color="#303030" style:font-name="monospace" fo:font-size="9.75pt" fo:letter-spacing="normal" fo:font-style="normal" fo:font-weight="normal" officeooo:rsid="001a4a46" fo:background-color="#fffffc" loext:char-shading-value="0" loext:padding-left="0.052in" loext:padding-right="0.052in" loext:padding-top="0.0209in" loext:padding-bottom="0.0209in" loext:border="0.06pt solid 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ila MAP - <text:span text:style-name="T2">C#</text:span></text:p>
      <text:p text:style-name="P3">2018-2019</text:p>
      <text:p text:style-name="P4">Badita Marin-Georgian – 221/1</text:p>
      <text:p text:style-name="P4"/>
      <text:p text:style-name="P5"/>
      <text:p text:style-name="P5"/>
      <text:p text:style-name="P5"><text:tab/><text:span text:style-name="T3">class Program {</text:span></text:p>
      <text:p text:style-name="P5"><text:span text:style-name="T3"><text:tab/><text:tab/>static String location;</text:span></text:p>
      <text:p text:style-name="P5"><text:span text:style-name="T3"><text:tab/><text:tab/>static DateTime time;</text:span></text:p>
      <text:p text:style-name="P5"><text:span text:style-name="T3"><text:tab/>}</text:span></text:p>
      <text:p text:style-name="P5"><text:span text:style-name="T3"/></text:p>
      <text:p text:style-name="P5"><text:span text:style-name="T3"><text:tab/>static void Main(){</text:span></text:p>
      <text:p text:style-name="P5"><text:span text:style-name="T3"><text:tab/><text:tab/>Console.WriteLine(location == null ? “location is null” : location);</text:span></text:p>
      <text:p text:style-name="P5"><text:span text:style-name="T3"><text:tab/><text:tab/>Console.WriteLine(time == null ? “time is null” : time.ToString());</text:span></text:p>
      <text:p text:style-name="P6"><text:span text:style-name="T3"><text:tab/>}</text:span></text:p>
      <text:p text:style-name="P5"/>
      <text:p text:style-name="P5"/>
      <text:p text:style-name="P5"><text:tab/></text:p>
      <text:p text:style-name="P5"/>
      <text:p text:style-name="P5"/>
      <text:p text:style-name="P2">Pentru codul de mai sus, care va fi outputul:</text:p>
      <text:p text:style-name="P7"><text:span text:style-name="T4"><text:tab/>A) </text:span><text:span text:style-name="T3">time is null<text:line-break/><text:tab/> <text:s text:c="4"/></text:span><text:span text:style-name="Source_20_Text"><text:span text:style-name="T5">1/1/0001 12:00:00 AM</text:span></text:span></text:p>
      <text:p text:style-name="P2"><text:tab/>B) Eroare de compilare</text:p>
      <text:p text:style-name="P2"><text:tab/>C) <text:span text:style-name="T2">location is null</text:span></text:p>
      <text:p text:style-name="P2"><text:tab/>D) <text:span text:style-name="T2">location is null</text:span></text:p>
      <text:p text:style-name="P7"><text:span text:style-name="T4"><text:tab/></text:span><text:span text:style-name="Source_20_Text"><text:span text:style-name="T5">1/1/0001 12:00:00 A</text:span></text:span><text:span text:style-name="Source_20_Text"><text:span text:style-name="T6">M</text:span></text:span></text:p>
      <text:p text:style-name="P2"/>
      <text:p text:style-name="P2"/>
      <text:p text:style-name="P1">Justificare: Raspuns corect <text:span text:style-name="T2">D</text:span>) <text:span text:style-name="T2">Chiar daca ambele variabile sunt neinitializate, String este un tip referinta, si DateTime este un tip valoare. Ca si tip Valoare, un DateTime neinitializat este setat la o valoare default 1/1/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11:45.902545225</meta:creation-date>
    <dc:date>2019-01-13T13:19:20.682927557</dc:date>
    <meta:editing-duration>PT7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6" meta:character-count="678" meta:non-whitespace-character-count="565"/>
  </office:meta>
</office:document-meta>
</file>